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</style:style>
    <style:style style:name="P2" style:family="paragraph" style:parent-style-name="Standard" style:list-style-name="L2">
      <style:paragraph-properties fo:text-align="justify" style:justify-single-word="false" fo:orphans="2" fo:widows="2"/>
    </style:style>
    <style:style style:name="P3" style:family="paragraph" style:parent-style-name="Standard" style:list-style-name="L3">
      <style:paragraph-properties fo:text-align="justify" style:justify-single-word="false" fo:orphans="2" fo:widows="2"/>
    </style:style>
    <style:style style:name="P4" style:family="paragraph" style:parent-style-name="Standard" style:list-style-name="L6">
      <style:paragraph-properties fo:text-align="justify" style:justify-single-word="false" fo:orphans="2" fo:widows="2"/>
    </style:style>
    <style:style style:name="P5" style:family="paragraph" style:parent-style-name="Standard" style:list-style-name="L7">
      <style:paragraph-properties fo:text-align="justify" style:justify-single-word="false" fo:orphans="2" fo:widows="2"/>
    </style:style>
    <style:style style:name="P6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7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8" style:family="paragraph" style:parent-style-name="Standard" style:list-style-name="L6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9" style:family="paragraph" style:parent-style-name="Standard" style:list-style-name="L7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2.501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Roboto" fo:font-size="12pt" fo:letter-spacing="normal" fo:font-style="normal" fo:font-weight="bold"/>
    </style:style>
    <style:style style:name="T2" style:family="text">
      <style:text-properties fo:font-variant="normal" fo:text-transform="none" fo:color="#333333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Roboto" fo:font-size="12pt" fo:letter-spacing="normal" fo:language="en" fo:country="none" fo:font-style="normal" fo:font-weight="normal"/>
    </style:style>
    <style:style style:name="T4" style:family="text">
      <style:text-properties fo:font-variant="normal" fo:text-transform="none" fo:color="#333333" fo:letter-spacing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1">Ekran nr 1</text:span></text:span><text:span text:style-name="T4"> – </text:span><text:span text:style-name="T2">Users:</text:span></text:p>
      <text:p text:style-name="P10"><text:span text:style-name="T2"/></text:p>
      <text:list xml:id="list6335868950253302793" text:style-name="L3">
        <text:list-item>
          <text:p text:style-name="P3"><text:span text:style-name="T2">Rejestracja nowego użytkownika</text:span></text:p>
        </text:list-item>
      </text:list>
      <text:p text:style-name="P11"><text:span text:style-name="T2">Kroki:</text:span></text:p>
      <text:p text:style-name="P11"><text:span text:style-name="T2">POST /rejestracja</text:span></text:p>
      <text:p text:style-name="P11"><text:span text:style-name="T2">poprawny login i hasło</text:span></text:p>
      <text:p text:style-name="P11"><text:span text:style-name="T2">Rezultat:</text:span></text:p>
      <text:p text:style-name="P11"><text:span text:style-name="T2">True/Status 200</text:span></text:p>
      <text:p text:style-name="P1"><text:span text:style-name="T2"/></text:p>
      <text:list xml:id="list31690801" text:continue-numbering="true" text:style-name="L3">
        <text:list-item>
          <text:p text:style-name="P3"><text:span text:style-name="T2">Rejestracja istniejącego użytkownika</text:span></text:p>
        </text:list-item>
      </text:list>
      <text:p text:style-name="P11"><text:span text:style-name="T2">Kroki:</text:span></text:p>
      <text:p text:style-name="P11"><text:span text:style-name="T2">POST/rejestracja</text:span></text:p>
      <text:p text:style-name="P11"><text:span text:style-name="T2">podanie istniejącego loginu</text:span></text:p>
      <text:p text:style-name="P11"><text:span text:style-name="T2">Rezultat:</text:span></text:p>
      <text:p text:style-name="P11"><text:span text:style-name="T2">False/Status 200</text:span></text:p>
      <text:p text:style-name="P1"/>
      <text:list xml:id="list31666137" text:continue-numbering="true" text:style-name="L3">
        <text:list-item>
          <text:p text:style-name="P3"><text:span text:style-name="T2">Rejestracja bez danych</text:span></text:p>
        </text:list-item>
      </text:list>
      <text:p text:style-name="P11"><text:span text:style-name="T2">Kroki:</text:span></text:p>
      <text:p text:style-name="P11"><text:span text:style-name="T2">POST /register bez body</text:span></text:p>
      <text:p text:style-name="P11"><text:span text:style-name="T2">Rezultat:</text:span></text:p>
      <text:p text:style-name="P11"><text:span text:style-name="T2">Błąd 400</text:span></text:p>
      <text:p text:style-name="P1"><text:span text:style-name="T2"/></text:p>
      <text:list xml:id="list31671318" text:continue-numbering="true" text:style-name="L3">
        <text:list-item>
          <text:p text:style-name="P3"><text:span text:style-name="T2">Logowanie (poprawne dane)</text:span></text:p>
        </text:list-item>
      </text:list>
      <text:p text:style-name="P11"><text:span text:style-name="T2">Kroki:</text:span></text:p>
      <text:p text:style-name="P11"><text:span text:style-name="T2">POST /login</text:span></text:p>
      <text:p text:style-name="P11"><text:span text:style-name="T2">poprawne dane do logowania</text:span></text:p>
      <text:p text:style-name="P11"><text:span text:style-name="T2">Rezultat:</text:span></text:p>
      <text:p text:style-name="P11"><text:span text:style-name="T2">Status 200 </text:span></text:p>
      <text:p text:style-name="P1"><text:span text:style-name="T2"/></text:p>
      <text:list xml:id="list31677367" text:continue-numbering="true" text:style-name="L3">
        <text:list-item>
          <text:p text:style-name="P3"><text:span text:style-name="T2">Logowanie (niepoprawne hasło)</text:span></text:p>
        </text:list-item>
      </text:list>
      <text:p text:style-name="P11"><text:span text:style-name="T2">Kroki:</text:span></text:p>
      <text:p text:style-name="P11"><text:span text:style-name="T2">Wprowadzenie poprawnego loginu i niepoprawnego hasła</text:span></text:p>
      <text:p text:style-name="P11"><text:span text:style-name="T2">Rezultat:</text:span></text:p>
      <text:p text:style-name="P11"><text:span text:style-name="T2">Błąd 401</text:span></text:p>
      <text:p text:style-name="P1"><text:span text:style-name="T2"/></text:p>
      <text:list xml:id="list31673851" text:continue-numbering="true" text:style-name="L3">
        <text:list-item>
          <text:p text:style-name="P3"><text:span text:style-name="T2">Logowanie (niepoprawny login)</text:span></text:p>
        </text:list-item>
      </text:list>
      <text:p text:style-name="P11"><text:span text:style-name="T2">Kroki:</text:span></text:p>
      <text:p text:style-name="P11"><text:span text:style-name="T2">Wprowadzenie niepoprawnego loginu i poprawnego hasła</text:span></text:p>
      <text:p text:style-name="P11"><text:span text:style-name="T2">Rezultat:</text:span></text:p>
      <text:p text:style-name="P11"><text:span text:style-name="T2">Błąd 401</text:span></text:p>
      <text:p text:style-name="P11"><text:span text:style-name="T2"/></text:p>
      <text:list xml:id="list31680807" text:continue-numbering="true" text:style-name="L3">
        <text:list-item>
          <text:p text:style-name="P6"><text:s/>Walidacja pustych pól</text:p>
        </text:list-item>
      </text:list>
      <text:p text:style-name="P11"><text:span text:style-name="T2">Kroki: </text:span></text:p>
      <text:p text:style-name="P11"><text:span text:style-name="T2">Próba logowania bez wprowadzonego loginu i hasła bez danych</text:span></text:p>
      <text:p text:style-name="P11"><text:span text:style-name="T2">Rezultat:</text:span></text:p>
      <text:p text:style-name="P11"><text:span text:style-name="T2">Błąd 400</text:span></text:p>
      <text:p text:style-name="P10"><text:span text:style-name="T2"/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oft-page-break/><text:span text:style-name="Strong_20_Emphasis"><text:span text:style-name="T1">Ekran nr 2</text:span></text:span><text:span text:style-name="T2"> – Titles </text:span></text:p>
      <text:p text:style-name="P10"><text:span text:style-name="T2"/></text:p>
      <text:list xml:id="list8341250646611335865" text:style-name="L2">
        <text:list-item>
          <text:p text:style-name="P2"><text:span text:style-name="T2">Dodanie tytułu</text:span></text:p>
        </text:list-item>
      </text:list>
      <text:p text:style-name="P11"><text:span text:style-name="T2">Kroki: </text:span></text:p>
      <text:p text:style-name="P11"><text:span text:style-name="T2">POST</text:span></text:p>
      <text:p text:style-name="P11"><text:span text:style-name="T2">Body (author, title, year)</text:span></text:p>
      <text:p text:style-name="P11"><text:span text:style-name="T2">Rezultat:</text:span></text:p>
      <text:p text:style-name="P11"><text:span text:style-name="T2">Status 200</text:span></text:p>
      <text:p text:style-name="P1"><text:span text:style-name="T2"/></text:p>
      <text:list xml:id="list31697268" text:continue-numbering="true" text:style-name="L2">
        <text:list-item>
          <text:p text:style-name="P2"><text:span text:style-name="T2">Pobranie listy tytułów</text:span></text:p>
        </text:list-item>
      </text:list>
      <text:p text:style-name="P11"><text:span text:style-name="T2">Kroki: </text:span></text:p>
      <text:p text:style-name="P11"><text:span text:style-name="T2">GET</text:span></text:p>
      <text:p text:style-name="P11"><text:span text:style-name="T2">Rezultat:</text:span></text:p>
      <text:p text:style-name="P11"><text:span text:style-name="T2">Wyprintowana lista tytułów</text:span></text:p>
      <text:p text:style-name="P11"><text:span text:style-name="T2">Status 200</text:span></text:p>
      <text:p text:style-name="P1"><text:span text:style-name="T2"/></text:p>
      <text:list xml:id="list31669268" text:continue-numbering="true" text:style-name="L2">
        <text:list-item>
          <text:p text:style-name="P2"><text:span text:style-name="T2">Dodanie tytułu bez autora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Błąd 400</text:span></text:p>
      <text:p text:style-name="P1"><text:span text:style-name="T2"/></text:p>
      <text:list xml:id="list31665872" text:continue-numbering="true" text:style-name="L2">
        <text:list-item>
          <text:p text:style-name="P2"><text:span text:style-name="T2">Dodanie samego autora bez tytułu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Błąd 400</text:span></text:p>
      <text:p text:style-name="P1"><text:span text:style-name="T2"/></text:p>
      <text:list xml:id="list31696709" text:continue-numbering="true" text:style-name="L2">
        <text:list-item>
          <text:p text:style-name="P2"><text:span text:style-name="T2">Dodanie samego roku publikacji książki bez tytułu i autora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Błąd 400</text:span></text:p>
      <text:p text:style-name="P1"><text:span text:style-name="T2"/></text:p>
      <text:list xml:id="list31693481" text:continue-numbering="true" text:style-name="L2">
        <text:list-item>
          <text:p text:style-name="P2"><text:span text:style-name="T2">Edycja tytułu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Zmiana danych</text:span></text:p>
      <text:p text:style-name="P11"><text:span text:style-name="T2">Rezultat:</text:span></text:p>
      <text:p text:style-name="P11"><text:span text:style-name="T2">Status 200</text:span></text:p>
      <text:p text:style-name="P1"><text:span text:style-name="T2"/></text:p>
      <text:list xml:id="list31686177" text:continue-numbering="true" text:style-name="L2">
        <text:list-item>
          <text:p text:style-name="P2"><text:span text:style-name="T2">Edycja nieistniejącego tytułu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Błąd 400</text:span></text:p>
      <text:p text:style-name="P1"><text:span text:style-name="T2"/></text:p>
      <text:list xml:id="list31678206" text:continue-numbering="true" text:style-name="L2">
        <text:list-item>
          <text:p text:style-name="P2"><text:span text:style-name="T2">Usunięcie tytułu</text:span></text:p>
        </text:list-item>
      </text:list>
      <text:p text:style-name="P11"><text:span text:style-name="T2">Kroki:</text:span></text:p>
      <text:p text:style-name="P11"><text:span text:style-name="T2">DELETE</text:span></text:p>
      <text:p text:style-name="P11"><text:span text:style-name="T2">Rezultat:</text:span></text:p>
      <text:p text:style-name="P11"><text:span text:style-name="T2">Status 200</text:span></text:p>
      <text:list xml:id="list31690247" text:continue-numbering="true" text:style-name="L2">
        <text:list-item>
          <text:p text:style-name="P7"><text:soft-page-break/>Edge case – bardzo długi tytuł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Błąd 400</text:span></text:p>
      <text:p text:style-name="P10"><text:span text:style-name="T2"/></text:p>
      <text:p text:style-name="P10"><text:span text:style-name="Strong_20_Emphasis"><text:span text:style-name="T1">Ekran nr 3</text:span></text:span><text:span text:style-name="T2"> – Items</text:span></text:p>
      <text:p text:style-name="P10"><text:span text:style-name="T2"/></text:p>
      <text:list xml:id="list2355855870424987216" text:style-name="L6">
        <text:list-item>
          <text:p text:style-name="P4"><text:span text:style-name="T2">Dodanie egzemplarza</text:span>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Podaje title oraz date of purchase</text:span></text:p>
      <text:p text:style-name="P11"><text:span text:style-name="T2">Rezultat:</text:span></text:p>
      <text:p text:style-name="P11"><text:span text:style-name="T2">Status 200</text:span></text:p>
      <text:p text:style-name="P1"><text:span text:style-name="T2"/></text:p>
      <text:list xml:id="list31683014" text:continue-numbering="true" text:style-name="L6">
        <text:list-item>
          <text:p text:style-name="P4"><text:span text:style-name="T2">Pobranie listy egzemplarzy</text:span></text:p>
        </text:list-item>
      </text:list>
      <text:p text:style-name="P11"><text:span text:style-name="T2">Kroki:</text:span></text:p>
      <text:p text:style-name="P11"><text:span text:style-name="T2">GET</text:span></text:p>
      <text:p text:style-name="P11"><text:span text:style-name="T2">Rezultat:</text:span></text:p>
      <text:p text:style-name="P11"><text:span text:style-name="T2">Wyprintowana lista egzemplarzy</text:span></text:p>
      <text:p text:style-name="P1"><text:span text:style-name="T2"/></text:p>
      <text:list xml:id="list31687412" text:continue-numbering="true" text:style-name="L6">
        <text:list-item>
          <text:p text:style-name="P4"><text:span text:style-name="T2">Dodanie egzemplarza bez titleId</text:span></text:p>
          <text:list>
            <text:list-item>
              <text:list>
                <text:list-header>
                  <text:p text:style-name="P4"><text:span text:style-name="T2">Kroki:</text:span></text:p>
                  <text:p text:style-name="P4"><text:span text:style-name="T2">POST</text:span></text:p>
                </text:list-header>
              </text:list>
            </text:list-item>
          </text:list>
        </text:list-item>
      </text:list>
      <text:p text:style-name="P10"><text:span text:style-name="T2"><text:tab/><text:tab/>Rezyltat:</text:span></text:p>
      <text:p text:style-name="P11"><text:span text:style-name="T2">Błąd 400</text:span></text:p>
      <text:p text:style-name="P11"><text:span text:style-name="T2"/></text:p>
      <text:list xml:id="list31698266" text:continue-numbering="true" text:style-name="L6">
        <text:list-item>
          <text:p text:style-name="P4"><text:span text:style-name="T2">Edycja egzemplarza</text:span></text:p>
        </text:list-item>
      </text:list>
      <text:p text:style-name="P11"><text:span text:style-name="T2">Kroki: 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Staatus 200</text:span></text:p>
      <text:p text:style-name="P1"><text:span text:style-name="T2"/></text:p>
      <text:list xml:id="list31693517" text:continue-numbering="true" text:style-name="L6">
        <text:list-item>
          <text:p text:style-name="P4"><text:span text:style-name="T2">Usunięcie egzemplarza </text:span></text:p>
        </text:list-item>
      </text:list>
      <text:p text:style-name="P11"><text:span text:style-name="T2">Kroki:</text:span></text:p>
      <text:p text:style-name="P11"><text:span text:style-name="T2">Delete</text:span></text:p>
      <text:p text:style-name="P11"><text:span text:style-name="T2">Rezultat:</text:span></text:p>
      <text:p text:style-name="P11"><text:span text:style-name="T2">Status 200</text:span></text:p>
      <text:p text:style-name="P11"><text:span text:style-name="T2"/></text:p>
      <text:list xml:id="list31668543" text:continue-numbering="true" text:style-name="L6">
        <text:list-item>
          <text:p text:style-name="P8">Edge case – data przyszła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Starus 400</text:span></text:p>
      <text:p text:style-name="P10"><text:span text:style-name="T2"/></text:p>
      <text:p text:style-name="P10"><text:span text:style-name="T2"/></text:p>
      <text:p text:style-name="P10"><text:span text:style-name="Strong_20_Emphasis"><text:span text:style-name="T1">Ekran nr 4/5 </text:span></text:span><text:span text:style-name="T2">– Rents</text:span></text:p>
      <text:p text:style-name="P10"/>
      <text:list xml:id="list6380070908610106426" text:style-name="L7">
        <text:list-item>
          <text:p text:style-name="P5"><text:span text:style-name="T2">Dodanie wypożyczenia </text:span></text:p>
        </text:list-item>
      </text:list>
      <text:p text:style-name="P11"><text:span text:style-name="T2">Kroki:</text:span></text:p>
      <text:p text:style-name="P11"><text:span text:style-name="T2">POST </text:span></text:p>
      <text:p text:style-name="P11"><text:span text:style-name="T2">Body (clientName, </text:span><text:bookmark text:name="tw-target-text"/><text:span text:style-name="T2">loanD</text:span><text:span text:style-name="T3">ate, </text:span><text:bookmark text:name="tw-target-text1"/><text:span text:style-name="T3">loan expirationDate)</text:span></text:p>
      <text:p text:style-name="P11"><text:soft-page-break/><text:span text:style-name="T2">Rezultat:</text:span></text:p>
      <text:p text:style-name="P11"><text:span text:style-name="T2">Status 200</text:span></text:p>
      <text:p text:style-name="P1"><text:span text:style-name="T2"/></text:p>
      <text:list xml:id="list31679367" text:continue-numbering="true" text:style-name="L7">
        <text:list-item>
          <text:p text:style-name="P5"><text:span text:style-name="T2">Pobranie listy wypożyczeń </text:span></text:p>
        </text:list-item>
      </text:list>
      <text:p text:style-name="P11"><text:span text:style-name="T2">Kroki:</text:span></text:p>
      <text:p text:style-name="P11"><text:span text:style-name="T2">GET</text:span></text:p>
      <text:p text:style-name="P11"><text:span text:style-name="T2">Rezultat:</text:span></text:p>
      <text:p text:style-name="P11"><text:span text:style-name="T2">Status 200</text:span></text:p>
      <text:p text:style-name="P1"><text:span text:style-name="T2"/></text:p>
      <text:list xml:id="list31680004" text:continue-numbering="true" text:style-name="L7">
        <text:list-item>
          <text:p text:style-name="P5"><text:span text:style-name="T2">Dodanie wypożyczenia bez klienta</text:span>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Status 400</text:span></text:p>
      <text:p text:style-name="P1"/>
      <text:list xml:id="list31679491" text:continue-numbering="true" text:style-name="L7">
        <text:list-item>
          <text:p text:style-name="P5"><text:span text:style-name="T2">Edycja wypożyczenia </text:span></text:p>
        </text:list-item>
      </text:list>
      <text:p text:style-name="P11"><text:span text:style-name="T2">Kroki:</text:span></text:p>
      <text:p text:style-name="P11"><text:span text:style-name="T2">PUT</text:span></text:p>
      <text:p text:style-name="P11"><text:span text:style-name="T2">Rezultat:</text:span></text:p>
      <text:p text:style-name="P11"><text:span text:style-name="T2">Status 200</text:span></text:p>
      <text:p text:style-name="P1"/>
      <text:list xml:id="list31685975" text:continue-numbering="true" text:style-name="L7">
        <text:list-item>
          <text:p text:style-name="P5"><text:span text:style-name="T2">Usunięcie wypożyczenia </text:span></text:p>
        </text:list-item>
      </text:list>
      <text:p text:style-name="P11"><text:span text:style-name="T2">Kroki:</text:span></text:p>
      <text:p text:style-name="P11"><text:span text:style-name="T2">DELETE</text:span></text:p>
      <text:p text:style-name="P11"><text:span text:style-name="T2">Rezultat:</text:span></text:p>
      <text:p text:style-name="P11"><text:span text:style-name="T2">Status 200</text:span></text:p>
      <text:p text:style-name="P10"><text:span text:style-name="T2"/></text:p>
      <text:list xml:id="list31673437" text:continue-numbering="true" text:style-name="L7">
        <text:list-item>
          <text:p text:style-name="P9">Edge case – expirationDate &lt; loanDate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400</text:span></text:p>
      <text:p text:style-name="P10"><text:span text:style-name="T2"/></text:p>
      <text:list xml:id="list31674238" text:continue-numbering="true" text:style-name="L7">
        <text:list-item>
          <text:p text:style-name="P9">Edge case – bardzo długi clientName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400</text:span></text:p>
      <text:p text:style-name="P1"><text:span text:style-name="T2"/></text:p>
      <text:list xml:id="list31683054" text:continue-numbering="true" text:style-name="L7">
        <text:list-item>
          <text:p text:style-name="P9">Walidacja pustych dat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400</text:span></text:p>
      <text:p text:style-name="P1"><text:span text:style-name="T2"/></text:p>
      <text:list xml:id="list31674838" text:continue-numbering="true" text:style-name="L7">
        <text:list-item>
          <text:p text:style-name="P9">Pole read-only</text:p>
        </text:list-item>
      </text:list>
      <text:p text:style-name="P11"><text:span text:style-name="T2">Kroki:</text:span></text:p>
      <text:p text:style-name="P11"><text:span text:style-name="T2">PUT (zd id:9999 w body)</text:span></text:p>
      <text:p text:style-name="P11"><text:span text:style-name="T2">Rezultat:</text:span></text:p>
      <text:p text:style-name="P11"><text:span text:style-name="T2">400</text:span></text:p>
      <text:p text:style-name="P1"><text:span text:style-name="T2"/></text:p>
      <text:p text:style-name="P1"><text:span text:style-name="T2"/></text:p>
      <text:list xml:id="list31669351" text:continue-numbering="true" text:style-name="L7">
        <text:list-item>
          <text:p text:style-name="P5"><text:soft-page-break/><text:span text:style-name="T2">Edge case - strefa czasowa – różne timezony</text:span></text:p>
        </text:list-item>
      </text:list>
      <text:p text:style-name="P11"><text:span text:style-name="T2">Kroki:</text:span></text:p>
      <text:p text:style-name="P11"><text:span text:style-name="T2">POST (z „czystym” UTC)</text:span></text:p>
      <text:p text:style-name="P11"><text:span text:style-name="T2">Rezultat:</text:span></text:p>
      <text:p text:style-name="P11"><text:span text:style-name="T2">200</text:span></text:p>
      <text:p text:style-name="P1"><text:span text:style-name="T2"/></text:p>
      <text:list xml:id="list31686150" text:continue-numbering="true" text:style-name="L7">
        <text:list-item>
          <text:p text:style-name="P5"><text:span text:style-name="T2">Edge case - wypożyczenie egzemplarza z już wypożyczonym statusem</text:span></text:p>
        </text:list-item>
      </text:list>
      <text:p text:style-name="P11"><text:span text:style-name="T2">Kroki:</text:span></text:p>
      <text:p text:style-name="P11"><text:span text:style-name="T2">POST</text:span></text:p>
      <text:p text:style-name="P11"><text:span text:style-name="T2">Rezultat:</text:span></text:p>
      <text:p text:style-name="P11"><text:span text:style-name="T2">400</text:span></text:p>
      <text:p text:style-name="P1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4T17:45:24.73</meta:creation-date>
    <dc:date>2026-03-30T11:40:51.69</dc:date>
    <meta:editing-duration>P1DT22H27M34S</meta:editing-duration>
    <meta:editing-cycles>3</meta:editing-cycles>
    <meta:generator>OpenOffice/4.1.16$Win32 OpenOffice.org_project/4116m3$Build-9816</meta:generator>
    <meta:document-statistic meta:table-count="0" meta:image-count="0" meta:object-count="0" meta:page-count="5" meta:paragraph-count="177" meta:word-count="396" meta:character-count="2446"/>
  </office:meta>
</office:document-meta>
</file>